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paragraph-rsid="000b509c"/>
    </style:style>
    <style:style style:name="P3" style:family="paragraph" style:parent-style-name="Standard">
      <style:text-properties style:font-name="Ubuntu" officeooo:rsid="000b509c" officeooo:paragraph-rsid="000b509c"/>
    </style:style>
    <style:style style:name="P4" style:family="paragraph" style:parent-style-name="Standard">
      <style:paragraph-properties fo:text-align="center" style:justify-single-word="false"/>
      <style:text-properties style:font-name="Ubuntu" officeooo:rsid="000b509c" officeooo:paragraph-rsid="000b509c"/>
    </style:style>
    <style:style style:name="P5" style:family="paragraph" style:parent-style-name="Standard">
      <style:text-properties style:font-name="Ubuntu" officeooo:rsid="000db3fe" officeooo:paragraph-rsid="000db3f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Ubuntu" fo:font-size="12pt" officeooo:rsid="000b509c" officeooo:paragraph-rsid="000b509c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T1" style:family="text">
      <style:text-properties officeooo:rsid="000b509c"/>
    </style:style>
    <style:style style:name="T2" style:family="text">
      <style:text-properties officeooo:rsid="000cd57a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" fo:font-size="12pt" officeooo:rsid="000b509c" style:font-size-asian="12pt" style:font-size-complex="12pt"/>
    </style:style>
    <style:style style:name="T5" style:family="text">
      <style:text-properties style:font-name="Ubuntu" fo:font-size="12pt" officeooo:rsid="000cd57a" style:font-size-asian="12pt" style:font-size-complex="12pt"/>
    </style:style>
    <style:style style:name="T6" style:family="text">
      <style:text-properties style:font-name="Ubuntu" fo:font-size="12pt" officeooo:rsid="000cef88" style:font-size-asian="12pt" style:font-size-complex="12pt"/>
    </style:style>
    <style:style style:name="T7" style:family="text">
      <style:text-properties style:font-name="Ubuntu" fo:font-size="12pt" officeooo:rsid="000db3fe" style:font-size-asian="12pt" style:font-size-complex="12pt"/>
    </style:style>
    <style:style style:name="T8" style:family="text">
      <style:text-properties style:font-name="Ubuntu" fo:font-size="12pt" officeooo:rsid="000f661b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São Roque 05 de Dezembro 2020</text:p>
      <text:p text:style-name="P5"/>
      <text:p text:style-name="P2"><text:span text:style-name="T1">Relatório de Segurança na WEB (PHP)</text:span></text:p>
      <text:p text:style-name="P2"/>
      <text:p text:style-name="P5"/>
      <text:p text:style-name="P5">CONCLUSÃO</text:p>
      <text:p text:style-name="P5"/>
      <text:p text:style-name="P4">Segurança em formulários, <text:span text:style-name="T2">senhas e Banco de dados</text:span></text:p>
      <text:p text:style-name="P3"/>
      <text:p text:style-name="P6">Em primeiro lugar devemos orientar os usuários, no preenchimento do formulário.</text:p>
      <text:p text:style-name="P7"><text:span text:style-name="T4">O usuário </text:span><text:span text:style-name="T3">deve ter cuidado ao escolher um nome de usuário ou alias para sua identidade on-line. O nome de usuário não deve incluir informações pessoais. Deve ser algo apropriado e respeitoso. O nome de usuário não deve fazer com que estranhos pensem que você é um alvo fácil para crimes cibernéticos. </text:span><text:span text:style-name="T4">Ap</text:span><text:span text:style-name="T5">ó</text:span><text:span text:style-name="T4">s isso cabe ao programado</text:span><text:span text:style-name="T8">r</text:span><text:span text:style-name="T4"> fazer a </text:span><text:span text:style-name="T8">parametrização e </text:span><text:span text:style-name="T4">limpeza nos campos do formulário evita</text:span><text:span text:style-name="T8">ndo</text:span><text:span text:style-name="T4"> que aja concatenação com códigos maliciosos, </text:span><text:span text:style-name="T5">se houver campos para anexos, o programador deve validar as extensões permitidas, </text:span><text:span text:style-name="T8">prevenido</text:span><text:span text:style-name="T6"> que sejam inseridos scripts que possam obter dados de seu sistema. Ha</text:span><text:span text:style-name="T5"> </text:span><text:span text:style-name="T6">utilização do bloco o try catch </text:span><text:span text:style-name="T8">também </text:span><text:span text:style-name="T6">é importante para o tratamento dos erros, pois eles também podem deixar informação expostas em tela</text:span><text:span text:style-name="T5">. Em seguida o programados deve usar a api de hash </text:span><text:span text:style-name="T7">para aumentar <text:s/>segurança de senhas aliado a login de seção(SESSIONS EM BASE 64) para validar a navegação do usuário. Por <text:s/>fim n</text:span><text:span text:style-name="T8">o</text:span><text:span text:style-name="T7">s bancos de dados utilizamos o mesmo principio das validações de inputs parametrizando as instruções, fazendo a sanitização dos dados e utilizando o método POST para envio das requisições.</text:span></text:p>
      <text:p text:style-name="P1"/>
      <text:p text:style-name="P1"/>
      <text:p text:style-name="P1"/>
      <text:p text:style-name="P5">Sandro Amâncio de Sá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50:30.296811017</meta:creation-date>
    <dc:date>2020-12-05T11:00:17.335656672</dc:date>
    <meta:editing-duration>PT6M2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17" meta:character-count="1331" meta:non-whitespace-character-count="1119"/>
  </office:meta>
</office:document-meta>
</file>